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8.4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1.2638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language="en" fo:country="US" style:language-asian="en" style:country-asian="US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color="#000000" style:font-name="Arial1" fo:font-size="9pt" style:font-name-asian="Arial1" style:font-size-asian="9pt" style:font-name-complex="Arial1" style:font-size-complex="9pt"/>
    </style:style>
    <style:style style:name="T3" style:family="text">
      <style:text-properties style:text-position="super 58%"/>
    </style:style>
  </office:automatic-styles>
  <office:body>
    <office:spreadsheet>
      <table:table table:name="Ark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table:number-columns-spanned="2" table:number-rows-spanned="1">
            <text:p>System tables</text:p>
          </table:table-cell>
          <table:covered-table-cell/>
        </table:table-row>
        <table:table-row table:style-name="ro2">
          <table:table-cell table:style-name="ce2" office:value-type="string">
            <text:p>DTABONNFEJL </text:p>
          </table:table-cell>
          <table:table-cell office:value-type="string">
            <text:p>Contains errors from the CPR office relating to subscriptions carried out by DDELibra.</text:p>
            <text:p>Error codes and texts are those originating from the CPR office.</text:p>
          </table:table-cell>
        </table:table-row>
        <table:table-row table:style-name="ro3">
          <table:table-cell table:style-name="ce2"/>
          <table:table-cell/>
        </table:table-row>
        <table:table-row table:style-name="ro4">
          <table:table-cell table:style-name="ce2" office:value-type="string">
            <text:p>DTADGRUPPER </text:p>
          </table:table-cell>
          <table:table-cell office:value-type="string">
            <text:p>Contains data related to DPR Søg and DPR Rapport.</text:p>
            <text:p>[This could possibly be omitted as we don't have that data. However, the table should be there, if people will be using those applications...]</text:p>
          </table:table-cell>
        </table:table-row>
        <table:table-row table:style-name="ro3">
          <table:table-cell table:style-name="ce2"/>
          <table:table-cell/>
        </table:table-row>
        <table:table-row table:style-name="ro5">
          <table:table-cell table:style-name="ce2" office:value-type="string">
            <text:p>DTAJOUR </text:p>
          </table:table-cell>
          <table:table-cell table:style-name="ce5" office:value-type="string">
            <text:p><text:span text:style-name="T1">Contains the the latest date of CPR extracts (</text:span><text:span text:style-name="T2">DPRAJDTO)</text:span><text:span text:style-name="T1"> [and some DPR software-related parameters that can be omitted]</text:span></text:p>
          </table:table-cell>
        </table:table-row>
        <table:table-row table:style-name="ro3">
          <table:table-cell table:style-name="ce2"/>
          <table:table-cell table:style-name="ce5"/>
        </table:table-row>
        <table:table-row table:style-name="ro6">
          <table:table-cell table:style-name="ce2" office:value-type="string">
            <text:p>DTDDELIBRA </text:p>
          </table:table-cell>
          <table:table-cell office:value-type="string">
            <text:p>A whish list table for DDELibra.</text:p>
            <text:p>DDELibra adds persons to this table which it wants information for.</text:p>
            <text:p>I will believe that the DPR software will be looking in this table, when updating, to see of any additional persons should be fetched and put subscriptions.</text:p>
            <text:p>So the broker will have to do the same.</text:p>
          </table:table-cell>
        </table:table-row>
        <table:table-row table:style-name="ro3">
          <table:table-cell table:style-name="ce2"/>
          <table:table-cell/>
        </table:table-row>
        <table:table-row table:style-name="ro2">
          <table:table-cell table:style-name="ce2" office:value-type="string">
            <text:p>DTSYBRUGER </text:p>
          </table:table-cell>
          <table:table-cell office:value-type="string">
            <text:p>Contains user details related to DPR software.</text:p>
            <text:p>[can probably be omitted].</text:p>
          </table:table-cell>
        </table:table-row>
        <table:table-row table:style-name="ro3">
          <table:table-cell table:style-name="ce2"/>
          <table:table-cell/>
        </table:table-row>
        <table:table-row table:style-name="ro2">
          <table:table-cell table:style-name="ce2" office:value-type="string">
            <text:p>DTSYDPRLOG </text:p>
          </table:table-cell>
          <table:table-cell office:value-type="string">
            <text:p>Contains logging details about users use of DPR software. Is maintained by the individual software.</text:p>
            <text:p>Could possibly also be used by attached systems...? But doubtful.</text:p>
          </table:table-cell>
        </table:table-row>
        <table:table-row table:style-name="ro3">
          <table:table-cell table:style-name="ce2"/>
          <table:table-cell/>
        </table:table-row>
        <table:table-row table:style-name="ro7">
          <table:table-cell table:style-name="ce2" office:value-type="string">
            <text:p>DTSYKLSTAT </text:p>
          </table:table-cell>
          <table:table-cell office:value-type="string">
            <text:p>Contains logs about counts of user searches. Is updated by DPR software (and when DTSYDPRLOG is emptied).</text:p>
          </table:table-cell>
        </table:table-row>
        <table:table-row table:style-name="ro3">
          <table:table-cell table:style-name="ce2"/>
          <table:table-cell/>
        </table:table-row>
        <table:table-row table:style-name="ro2">
          <table:table-cell table:style-name="ce2" office:value-type="string">
            <text:p>DTSYTXTAPPL </text:p>
          </table:table-cell>
          <table:table-cell office:value-type="string">
            <text:p>Contains details related to the DPR softwares GUI.</text:p>
            <text:p>[can be omitted]</text:p>
          </table:table-cell>
        </table:table-row>
        <table:table-row table:style-name="ro3" table:number-rows-repeated="2">
          <table:table-cell table:style-name="ce2"/>
          <table:table-cell/>
        </table:table-row>
        <table:table-row table:style-name="ro4">
          <table:table-cell table:style-name="ce2" office:value-type="string">
            <text:p>DTPERSAJOUR </text:p>
          </table:table-cell>
          <table:table-cell office:value-type="string">
            <text:p>A table related to the DPR software.</text:p>
            <text:p>It is stated that this information is only available if a check box is marked, in the software.</text:p>
            <text:p>This mechanism could be mimicked with a similar check box in the broker data provider interface...</text:p>
          </table:table-cell>
        </table:table-row>
        <table:table-row table:style-name="ro3">
          <table:table-cell table:style-name="ce2"/>
          <table:table-cell/>
        </table:table-row>
        <table:table-row table:style-name="ro7">
          <table:table-cell table:style-name="ce2" office:value-type="string">
            <text:p>DTPERSAJOURHIST </text:p>
          </table:table-cell>
          <table:table-cell office:value-type="string">
            <text:p>The same counts for this table, as for the one above.</text:p>
          </table:table-cell>
        </table:table-row>
        <table:table-row table:style-name="ro3">
          <table:table-cell table:style-name="ce2"/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Address related tables</text:p>
          </table:table-cell>
          <table:covered-table-cell/>
        </table:table-row>
        <table:table-row table:style-name="ro8">
          <table:table-cell table:style-name="ce2" office:value-type="string">
            <text:p>DTAKTVEJ </text:p>
          </table:table-cell>
          <table:table-cell office:value-type="string">
            <text:p>Contains street names and codes for addresses within the DB.</text:p>
            <text:p>That data can be fetched in the file:</text:p>
            <text:p><text:a xlink:href="https://cpr.dk/media/152096/vejregister_hele_landet_pr_140401.zip" xlink:type="simple">https://cpr.dk/media/152096/vejregister_hele_landet_pr_140401.zip</text:a></text:p>
            <text:p>(record type 001)(This is the data as of April 1<text:span text:style-name="T3">st</text:span> 2014).</text:p>
            <text:p>We could just build the entire register into the DB – otherwise we will probably have to keep the data in another table and move data to the DBR DB as needed (on inserts/updates).</text:p>
          </table:table-cell>
        </table:table-row>
        <table:table-row table:style-name="ro9">
          <table:table-cell table:style-name="ce2"/>
          <table:table-cell table:style-name="ce6" office:value-type="string">
            <text:p><text:span text:style-name="T2">KOMKOD: 4, 4</text:span></text:p>
            <text:p><text:span text:style-name="T2">VEJKOD: 8, 4</text:span></text:p>
            <text:p><text:span text:style-name="T2">VEJADNVN: 52, 20</text:span></text:p>
            <text:p><text:span text:style-name="T2">SVEJADRNVN: VEJADNVN capitalized (and reduced character set – not specified which)</text:span></text:p>
          </table:table-cell>
        </table:table-row>
        <table:table-row table:style-name="ro10">
          <table:table-cell table:style-name="ce2" office:value-type="string">
            <text:p>DTBEFOLKDIST </text:p>
          </table:table-cell>
          <table:table-cell office:value-type="string">
            <text:p>Contains district information regarding an address in the DB.</text:p>
            <text:p>The municipality code (KOMKOD) and district text (DISTTXT) can be found in the file:</text:p>
            <text:p><text:a xlink:href="https://cpr.dk/media/152114/a370712.txt" xlink:type="simple">https://cpr.dk/media/152114/a370712.txt</text:a></text:p>
            <text:p>, which also contains the house numbers (from/to) and street code – for lookups.</text:p>
          </table:table-cell>
        </table:table-row>
        <table:table-row table:style-name="ro11">
          <table:table-cell table:style-name="ce2"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BEFOLKKOD: 33, 4</text:span></text:p>
            <text:p><text:span text:style-name="T2">DISTTXT: 37, 30</text:span></text:p>
          </table:table-cell>
        </table:table-row>
        <table:table-row table:style-name="ro10">
          <table:table-cell table:style-name="ce2" office:value-type="string">
            <text:p>DTBYFORNYDIST </text:p>
          </table:table-cell>
          <table:table-cell office:value-type="string">
            <text:p>Contains data related to area restorations (byfornyelse).</text:p>
            <text:p>The data can be found in the file:</text:p>
            <text:p><text:a xlink:href="https://cpr.dk/media/152096/vejregister_hele_landet_pr_140401.zip" xlink:type="simple">https://cpr.dk/media/152096/vejregister_hele_landet_pr_140401.zip</text:a></text:p>
            <text:p>(record type 006)</text:p>
          </table:table-cell>
        </table:table-row>
        <table:table-row table:style-name="ro11">
          <table:table-cell table:style-name="ce2"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BYFORNYKOD: 33, 6</text:span></text:p>
            <text:p><text:span text:style-name="T2">DISTTXT: 39, 30</text:span></text:p>
          </table:table-cell>
        </table:table-row>
        <table:table-row table:style-name="ro10">
          <table:table-cell table:style-name="ce2" office:value-type="string">
            <text:p>DTBYNVN </text:p>
          </table:table-cell>
          <table:table-cell office:value-type="string">
            <text:p>Contains the city name connected to an address in the DB.</text:p>
            <text:p>Can be found in the file:</text:p>
            <text:p><text:a xlink:href="https://cpr.dk/media/152096/vejregister_hele_landet_pr_140401.zip" xlink:type="simple">https://cpr.dk/media/152096/vejregister_hele_landet_pr_140401.zip</text:a></text:p>
            <text:p>(record type 003)</text:p>
          </table:table-cell>
        </table:table-row>
        <table:table-row table:style-name="ro12">
          <table:table-cell table:style-name="ce2"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BYNVN: 33, 34</text:span></text:p>
          </table:table-cell>
        </table:table-row>
        <table:table-row table:style-name="ro10">
          <table:table-cell table:style-name="ce2" office:value-type="string">
            <text:p>DTDIVDIST </text:p>
          </table:table-cell>
          <table:table-cell office:value-type="string">
            <text:p>Contains the 'diverse district' of an address in the DB – whatever that is...?</text:p>
            <text:p>Can be found in the file:</text:p>
            <text:p><text:a xlink:href="https://cpr.dk/media/152096/vejregister_hele_landet_pr_140401.zip" xlink:type="simple">https://cpr.dk/media/152096/vejregister_hele_landet_pr_140401.zip</text:a></text:p>
            <text:p>(record type 007)</text:p>
          </table:table-cell>
        </table:table-row>
        <table:table-row table:style-name="ro13">
          <table:table-cell table:style-name="ce2"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DISTTYP: 33, 2</text:span></text:p>
            <text:p><text:span text:style-name="T2">DIVDISTKOD: 35, 4</text:span></text:p>
            <text:p><text:span text:style-name="T2">DISTTXT: 39, 30</text:span></text:p>
          </table:table-cell>
        </table:table-row>
        <table:table-row table:style-name="ro10">
          <table:table-cell table:style-name="ce2" office:value-type="string">
            <text:p>DTEVAKUERDIST </text:p>
          </table:table-cell>
          <table:table-cell office:value-type="string">
            <text:p>Contains evacuation district of an address in the DB.</text:p>
            <text:p>Can be found in the file:</text:p>
            <text:p><text:a xlink:href="https://cpr.dk/media/152096/vejregister_hele_landet_pr_140401.zip" xlink:type="simple">https://cpr.dk/media/152096/vejregister_hele_landet_pr_140401.zip</text:a></text:p>
            <text:p>(record type 008)</text:p>
          </table:table-cell>
        </table:table-row>
        <table:table-row table:style-name="ro11">
          <table:table-cell table:style-name="ce2"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EVAKUERKOD: 33, 1</text:span></text:p>
            <text:p><text:span text:style-name="T2">DISTTXT: 34, 30</text:span></text:p>
          </table:table-cell>
        </table:table-row>
        <table:table-row table:style-name="ro10">
          <table:table-cell table:style-name="ce2" office:value-type="string">
            <text:p>DTKIRKEDIST </text:p>
          </table:table-cell>
          <table:table-cell office:value-type="string">
            <text:p>Contains church district of an address in the DB.</text:p>
            <text:p>Can be found in the file:</text:p>
            <text:p><text:a xlink:href="https://cpr.dk/media/152096/vejregister_hele_landet_pr_140401.zip" xlink:type="simple">https://cpr.dk/media/152096/vejregister_hele_landet_pr_140401.zip</text:a></text:p>
            <text:p>(record type 009)</text:p>
          </table:table-cell>
        </table:table-row>
        <table:table-row table:style-name="ro11">
          <table:table-cell table:style-name="ce2"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KIRKEKOD: 33, 2</text:span></text:p>
            <text:p><text:span text:style-name="T2">DISTTXT: 35, 30</text:span></text:p>
          </table:table-cell>
        </table:table-row>
        <table:table-row table:style-name="ro10">
          <table:table-cell table:style-name="ce2" office:value-type="string">
            <text:p>DTMYN </text:p>
          </table:table-cell>
          <table:table-cell office:value-type="string">
            <text:p>Contains council informations (myndighedsinformationer) from CPR.</text:p>
            <text:p>Can be found in the file:</text:p>
            <text:p><text:a xlink:href="https://cpr.dk/media/152126/a370716.txt" xlink:type="simple">https://cpr.dk/media/152126/a370716.txt</text:a></text:p>
            <text:p>(record type 1)</text:p>
          </table:table-cell>
        </table:table-row>
        <table:table-row table:style-name="ro9">
          <table:table-cell table:style-name="ce2"/>
          <table:table-cell table:style-name="ce7" office:value-type="string">
            <text:p><text:span text:style-name="T2">MYNKOD: 4, 4</text:span></text:p>
            <text:p><text:span text:style-name="T2">MYNTYP: 8, 2</text:span></text:p>
            <text:p><text:span text:style-name="T2">MYNGRP: 10, 1</text:span></text:p>
            <text:p><text:span text:style-name="T2">MYNNVN: 55, 20</text:span></text:p>
          </table:table-cell>
        </table:table-row>
        <table:table-row table:style-name="ro10">
          <table:table-cell table:style-name="ce2" office:value-type="string">
            <text:p>DTPOSTNR </text:p>
          </table:table-cell>
          <table:table-cell office:value-type="string">
            <text:p>Contains all postal numbers and districts of Denmark.</text:p>
            <text:p>Can be found in the file:</text:p>
            <text:p><text:a xlink:href="https://cpr.dk/media/152114/a370712.txt" xlink:type="simple">https://cpr.dk/media/152114/a370712.txt</text:a></text:p>
            <text:p>(record 001)</text:p>
          </table:table-cell>
        </table:table-row>
        <table:table-row table:style-name="ro14">
          <table:table-cell table:style-name="ce2"/>
          <table:table-cell table:style-name="ce6" office:value-type="string">
            <text:p>POSTNR: 61, 4</text:p>
            <text:p><text:span text:style-name="T2">POSTTXT: 65, 20</text:span></text:p>
          </table:table-cell>
        </table:table-row>
        <table:table-row table:style-name="ro10">
          <table:table-cell table:style-name="ce2" office:value-type="string">
            <text:p>DTSKOLEDIST </text:p>
          </table:table-cell>
          <table:table-cell table:style-name="Default" office:value-type="string">
            <text:p>Contains school district of an address in the DB.</text:p>
            <text:p>Can be found in the file:</text:p>
            <text:p><text:a xlink:href="https://cpr.dk/media/152096/vejregister_hele_landet_pr_140401.zip" xlink:type="simple">https://cpr.dk/media/152096/vejregister_hele_landet_pr_140401.zip</text:a></text:p>
            <text:p>(record type 010)</text:p>
          </table:table-cell>
        </table:table-row>
        <table:table-row table:style-name="ro11">
          <table:table-cell table:style-name="ce2"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SKOLEKOD: 33, 2</text:span></text:p>
            <text:p><text:span text:style-name="T2">DISTTXT: 35, 30</text:span></text:p>
          </table:table-cell>
        </table:table-row>
        <table:table-row table:style-name="ro10">
          <table:table-cell table:style-name="ce2" office:value-type="string">
            <text:p>DTSOCIALDIST </text:p>
          </table:table-cell>
          <table:table-cell table:style-name="Default" office:value-type="string">
            <text:p>Contains social district of an address in the DB.</text:p>
            <text:p>Can be found in the file:</text:p>
            <text:p><text:a xlink:href="https://cpr.dk/media/152096/vejregister_hele_landet_pr_140401.zip" xlink:type="simple">https://cpr.dk/media/152096/vejregister_hele_landet_pr_140401.zip</text:a></text:p>
            <text:p>(record type 012)</text:p>
          </table:table-cell>
        </table:table-row>
        <table:table-row table:style-name="ro11">
          <table:table-cell table:style-name="ce2"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SOCIALKOD: 33, 2</text:span></text:p>
            <text:p><text:span text:style-name="T2">DISTTXT: 35, 30</text:span></text:p>
          </table:table-cell>
        </table:table-row>
        <table:table-row table:style-name="ro10">
          <table:table-cell table:style-name="ce2" office:value-type="string">
            <text:p>DTSOGNEDIST </text:p>
          </table:table-cell>
          <table:table-cell table:style-name="Default" office:value-type="string">
            <text:p>Contains 'church district' (sognedistrikt) of an address in the DB.</text:p>
            <text:p>Can be found in the file:</text:p>
            <text:p><text:a xlink:href="https://cpr.dk/media/152096/vejregister_hele_landet_pr_140401.zip" xlink:type="simple">https://cpr.dk/media/152096/vejregister_hele_landet_pr_140401.zip</text:a></text:p>
            <text:p>(record type 013)</text:p>
          </table:table-cell>
        </table:table-row>
        <table:table-row table:style-name="ro12">
          <table:table-cell table:style-name="ce2"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MYNKOD : 33, 4</text:span></text:p>
          </table:table-cell>
        </table:table-row>
        <table:table-row table:style-name="ro10">
          <table:table-cell table:style-name="ce2" office:value-type="string">
            <text:p>DTVALGDIST </text:p>
          </table:table-cell>
          <table:table-cell table:style-name="Default" office:value-type="string">
            <text:p>Contains election district of an address in the DB.</text:p>
            <text:p>Can be found in the file:</text:p>
            <text:p><text:a xlink:href="https://cpr.dk/media/152096/vejregister_hele_landet_pr_140401.zip" xlink:type="simple">https://cpr.dk/media/152096/vejregister_hele_landet_pr_140401.zip</text:a></text:p>
            <text:p>(record type 014)</text:p>
          </table:table-cell>
        </table:table-row>
        <table:table-row table:style-name="ro11">
          <table:table-cell table:style-name="ce2"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VALGKOD : 33, 2</text:span></text:p>
            <text:p><text:span text:style-name="T2">DISTTXT: 35, 30</text:span></text:p>
          </table:table-cell>
        </table:table-row>
        <table:table-row table:style-name="ro10">
          <table:table-cell table:style-name="ce2" office:value-type="string">
            <text:p>DTVARMEDIST </text:p>
          </table:table-cell>
          <table:table-cell table:style-name="Default" office:value-type="string">
            <text:p>Contains heating district of an address in the DB.</text:p>
            <text:p>Can be found in the file:</text:p>
            <text:p><text:a xlink:href="https://cpr.dk/media/152096/vejregister_hele_landet_pr_140401.zip" xlink:type="simple">https://cpr.dk/media/152096/vejregister_hele_landet_pr_140401.zip</text:a></text:p>
            <text:p>(record type 015)</text:p>
          </table:table-cell>
        </table:table-row>
        <table:table-row table:style-name="ro11">
          <table:table-cell/>
          <table:table-cell table:style-name="ce6" office:value-type="string">
            <text:p>KOMKOD: 4, 4</text:p>
            <text:p>VEJKOD: 8, 4</text:p>
            <text:p><text:span text:style-name="T2">HUSNRFRA: 12, 4</text:span></text:p>
            <text:p><text:span text:style-name="T2">HUSNRTIL: 16, 4</text:span></text:p>
            <text:p><text:span text:style-name="T2">LIGEULIGE: 20, 1 (bool)</text:span></text:p>
            <text:p><text:span text:style-name="T2">AJFDTO: 21, 12 (timestamp)</text:span></text:p>
            <text:p><text:span text:style-name="T2">VARMEKOD: 33, 4</text:span></text:p>
            <text:p><text:span text:style-name="T2">DISTTXT: 37, 30</text:span></text:p>
          </table:table-cell>
        </table:table-row>
        <table:table-row table:style-name="ro3" table:number-rows-repeated="1048523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10:40:34.36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06:38:21.60</meta:creation-date>
    <dc:date>2014-04-23T10:41:18.68</dc:date>
    <meta:editing-duration>PT3M3S</meta:editing-duration>
    <meta:editing-cycles>2</meta:editing-cycles>
    <meta:generator>LibreOffice/4.0.1.2$Windows_x86 LibreOffice_project/84102822e3d61eb989ddd325abf1ac077904985</meta:generator>
    <meta:document-statistic meta:table-count="1" meta:cell-count="64" meta:object-count="0"/>
  </office:meta>
</office:document-meta>
</file>